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99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335in"/>
    </style:style>
    <style:style style:name="co4" style:family="table-column">
      <style:table-column-properties fo:break-before="auto" style:column-width="0.8161in"/>
    </style:style>
    <style:style style:name="co5" style:family="table-column">
      <style:table-column-properties fo:break-before="auto" style:column-width="0.772in"/>
    </style:style>
    <style:style style:name="co6" style:family="table-column">
      <style:table-column-properties fo:break-before="auto" style:column-width="3.417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double #000000" style:border-line-width="0in 0.0016in 0.0008in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66ffff" style:text-align-source="fix" style:repeat-content="false" fo:border="0.06pt double #000000" style:border-line-width="0in 0.0016in 0.0008in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66ffff" fo:border="0.06pt double #000000" style:border-line-width="0in 0.0016in 0.0008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double #000000" style:border-line-width="0in 0.0016in 0.0008in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6666ff" fo:border="0.06pt double #000000" style:border-line-width="0in 0.0016in 0.0008in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0066ff" fo:border="0.06pt double #000000" style:border-line-width="0in 0.0016in 0.0008in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66ffff" fo:border="0.06pt double #000000" style:border-line-width="0in 0.0016in 0.0008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99ff66" fo:border="0.06pt double #000000" style:border-line-width="0in 0.0016in 0.0008in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transparent" fo:border="none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transparent" fo:border="0.06pt double #000000" style:border-line-width="0in 0.0016in 0.0008in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66ffff" style:text-align-source="fix" style:repeat-content="false" fo:border="0.06pt double #000000" style:border-line-width="0in 0.0016in 0.0008in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06pt double #000000" style:border-line-width="0in 0.0016in 0.0008in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ELK Status</text:p>
          </table:table-cell>
          <table:covered-table-cell table:style-name="ce9"/>
          <table:covered-table-cell table:number-columns-repeated="3" table:style-name="ce16"/>
          <table:covered-table-cell table:style-name="ce9"/>
          <table:table-cell table:style-name="ce9" table:number-columns-repeated="1018"/>
        </table:table-row>
        <table:table-row table:style-name="ro1">
          <table:table-cell table:style-name="ce2" office:value-type="string" calcext:value-type="string" table:number-columns-spanned="2" table:number-rows-spanned="1">
            <text:p>Key</text:p>
          </table:table-cell>
          <table:covered-table-cell table:style-name="ce9"/>
          <table:table-cell table:style-name="ce16" table:number-columns-repeated="3"/>
          <table:table-cell table:style-name="ce9" table:number-columns-repeated="1019"/>
        </table:table-row>
        <table:table-row table:style-name="ro1">
          <table:table-cell table:style-name="ce3" office:value-type="string" calcext:value-type="string">
            <text:p>Unimplemented</text:p>
          </table:table-cell>
          <table:table-cell table:style-name="ce3"/>
          <table:table-cell table:style-name="ce17" table:number-columns-repeated="3"/>
          <table:table-cell table:style-name="ce6" table:number-columns-repeated="1019"/>
        </table:table-row>
        <table:table-row table:style-name="ro1">
          <table:table-cell table:style-name="ce3" office:value-type="string" calcext:value-type="string">
            <text:p>Placeholder (compiles)</text:p>
          </table:table-cell>
          <table:table-cell table:style-name="ce10"/>
          <table:table-cell table:style-name="ce17" table:number-columns-repeated="3"/>
          <table:table-cell table:style-name="ce6" table:number-columns-repeated="1019"/>
        </table:table-row>
        <table:table-row table:style-name="ro1">
          <table:table-cell table:style-name="ce3" office:value-type="string" calcext:value-type="string">
            <text:p>Some functionality</text:p>
          </table:table-cell>
          <table:table-cell table:style-name="ce11"/>
          <table:table-cell table:style-name="ce17" table:number-columns-repeated="3"/>
          <table:table-cell table:style-name="ce6" table:number-columns-repeated="1019"/>
        </table:table-row>
        <table:table-row table:style-name="ro1">
          <table:table-cell table:style-name="ce3" office:value-type="string" calcext:value-type="string">
            <text:p>Most functionality</text:p>
          </table:table-cell>
          <table:table-cell table:style-name="ce12"/>
          <table:table-cell table:style-name="ce17" table:number-columns-repeated="3"/>
          <table:table-cell table:style-name="ce6" table:number-columns-repeated="1019"/>
        </table:table-row>
        <table:table-row table:style-name="ro1">
          <table:table-cell table:style-name="ce3" office:value-type="string" calcext:value-type="string">
            <text:p>Complete</text:p>
          </table:table-cell>
          <table:table-cell table:style-name="ce13"/>
          <table:table-cell table:style-name="ce17" table:number-columns-repeated="3"/>
          <table:table-cell table:style-name="ce6" table:number-columns-repeated="1019"/>
        </table:table-row>
        <table:table-row table:style-name="ro1">
          <table:table-cell table:style-name="ce4"/>
          <table:table-cell table:style-name="ce14"/>
          <table:table-cell table:style-name="ce17" table:number-columns-repeated="3"/>
          <table:table-cell table:style-name="ce6"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crt1.S Status</text:p>
          </table:table-cell>
          <table:covered-table-cell table:style-name="ce15"/>
          <table:table-cell table:style-name="ce17" table:number-columns-repeated="3"/>
          <table:table-cell table:style-name="ce6" table:number-columns-repeated="1019"/>
        </table:table-row>
        <table:table-row table:style-name="ro1">
          <table:table-cell table:style-name="ce3" office:value-type="string" calcext:value-type="string">
            <text:p>ARM</text:p>
          </table:table-cell>
          <table:table-cell table:style-name="ce13"/>
          <table:table-cell table:style-name="ce17" table:number-columns-repeated="3"/>
          <table:table-cell table:style-name="ce6" table:number-columns-repeated="1019"/>
        </table:table-row>
        <table:table-row table:style-name="ro1">
          <table:table-cell table:style-name="ce3" office:value-type="string" calcext:value-type="string">
            <text:p>i386</text:p>
          </table:table-cell>
          <table:table-cell table:style-name="ce10"/>
          <table:table-cell table:style-name="ce17" table:number-columns-repeated="3"/>
          <table:table-cell table:style-name="ce6" table:number-columns-repeated="1019"/>
        </table:table-row>
        <table:table-row table:style-name="ro1">
          <table:table-cell table:style-name="ce3" office:value-type="string" calcext:value-type="string">
            <text:p>Microblaze</text:p>
          </table:table-cell>
          <table:table-cell table:style-name="ce10"/>
          <table:table-cell table:style-name="ce17" table:number-columns-repeated="3"/>
          <table:table-cell table:style-name="ce6" table:number-columns-repeated="1019"/>
        </table:table-row>
        <table:table-row table:style-name="ro1">
          <table:table-cell table:style-name="ce3" office:value-type="string" calcext:value-type="string">
            <text:p>Mips</text:p>
          </table:table-cell>
          <table:table-cell table:style-name="ce10"/>
          <table:table-cell table:style-name="ce17" table:number-columns-repeated="3"/>
          <table:table-cell table:style-name="ce6" table:number-columns-repeated="1019"/>
        </table:table-row>
        <table:table-row table:style-name="ro1">
          <table:table-cell table:style-name="ce3" office:value-type="string" calcext:value-type="string">
            <text:p>PowerPC</text:p>
          </table:table-cell>
          <table:table-cell table:style-name="ce10"/>
          <table:table-cell table:style-name="ce17" table:number-columns-repeated="3"/>
          <table:table-cell table:style-name="ce6" table:number-columns-repeated="1019"/>
        </table:table-row>
        <table:table-row table:style-name="ro1">
          <table:table-cell table:style-name="ce3" office:value-type="string" calcext:value-type="string">
            <text:p>X86_64</text:p>
          </table:table-cell>
          <table:table-cell table:style-name="ce10"/>
          <table:table-cell table:style-name="ce17" table:number-columns-repeated="3"/>
          <table:table-cell table:style-name="ce6" table:number-columns-repeated="1019"/>
        </table:table-row>
        <table:table-row table:style-name="ro1">
          <table:table-cell table:style-name="ce6" table:number-columns-repeated="2"/>
          <table:table-cell table:style-name="ce17" table:number-columns-repeated="2"/>
          <table:table-cell table:style-name="ce21"/>
          <table:table-cell table:style-name="ce6" table:number-columns-repeated="1019"/>
        </table:table-row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State</text:p>
          </table:table-cell>
          <table:table-cell table:style-name="ce18" office:value-type="string" calcext:value-type="string">
            <text:p>Used by musl</text:p>
          </table:table-cell>
          <table:table-cell table:style-name="ce18" office:value-type="string" calcext:value-type="string">
            <text:p>Needs fd/fs</text:p>
          </table:table-cell>
          <table:table-cell table:style-name="ce18" office:value-type="string" calcext:value-type="string">
            <text:p>Needs net</text:p>
          </table:table-cell>
          <table:table-cell table:style-name="ce7" office:value-type="string" calcext:value-type="string">
            <text:p>Notes</text:p>
          </table:table-cell>
          <table:table-cell table:style-name="ce9" table:number-columns-repeated="1018"/>
        </table:table-row>
        <table:table-row table:style-name="ro1">
          <table:table-cell table:style-name="ce8" office:value-type="string" calcext:value-type="string">
            <text:p>SYS_accept4</text:p>
          </table:table-cell>
          <table:table-cell table:style-name="ce8"/>
          <table:table-cell table:style-name="ce19"/>
          <table:table-cell table:number-columns-repeated="2" table:style-name="ce19" office:value-type="string" calcext:value-type="string">
            <text:p>X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access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acc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add_key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adjtimex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arch_prct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 office:value-type="string" calcext:value-type="string">
            <text:p>X32 and x86_64 only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SYS_bdflush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bind</text:p>
          </table:table-cell>
          <table:table-cell table:style-name="ce8"/>
          <table:table-cell table:style-name="ce19"/>
          <table:table-cell table:number-columns-repeated="2" table:style-name="ce19" office:value-type="string" calcext:value-type="string">
            <text:p>X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brk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cachect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 office:value-type="string" calcext:value-type="string">
            <text:p>Mips only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SYS_cacheflush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 office:value-type="string" calcext:value-type="string">
            <text:p>sh and Mips only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SYS_capge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capse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chdir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chmod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chown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chown32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chroot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clock_adjtim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clock_getres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clock_gettime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clock_nanosleep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clock_settime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clone</text:p>
          </table:table-cell>
          <table:table-cell table:style-name="ce11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close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connect</text:p>
          </table:table-cell>
          <table:table-cell table:style-name="ce8"/>
          <table:table-cell table:style-name="ce19"/>
          <table:table-cell table:number-columns-repeated="2" table:style-name="ce19" office:value-type="string" calcext:value-type="string">
            <text:p>X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creat</text:p>
          </table:table-cell>
          <table:table-cell table:style-name="ce8"/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delete_modul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dup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dup2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dup3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epoll_create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epoll_create1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epoll_ctl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epoll_pwait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epoll_wait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eventfd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eventfd2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execve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exit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exit_group</text:p>
          </table:table-cell>
          <table:table-cell table:style-name="ce11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faccessat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fadvise64_64</text:p>
          </table:table-cell>
          <table:table-cell table:style-name="ce8"/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fallocate</text:p>
          </table:table-cell>
          <table:table-cell table:style-name="ce8"/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fanotify_ini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fanotify_mark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fchdir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fchmod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fchmodat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fchown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fchown32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fchownat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fcntl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fcntl64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fdatasync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fget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finit_module</text:p>
          </table:table-cell>
          <table:table-cell table:style-name="ce8"/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flist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flock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for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fremove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fset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fstat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fstat64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fstatat64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fstatfs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fstatfs64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fsync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ftruncate</text:p>
          </table:table-cell>
          <table:table-cell table:style-name="ce8"/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ftruncate64</text:p>
          </table:table-cell>
          <table:table-cell table:style-name="ce8"/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futex</text:p>
          </table:table-cell>
          <table:table-cell table:style-name="ce11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futimes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cpu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cw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dents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dents64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eg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egid32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eu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euid32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g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gid32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groups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groups32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itime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_mempolicy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peername</text:p>
          </table:table-cell>
          <table:table-cell table:style-name="ce8"/>
          <table:table-cell table:style-name="ce19"/>
          <table:table-cell table:number-columns-repeated="2" table:style-name="ce19" office:value-type="string" calcext:value-type="string">
            <text:p>X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pg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pgrp</text:p>
          </table:table-cell>
          <table:table-cell table:style-name="ce13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p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pp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priority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random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resgi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resgid32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resui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resuid32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_robust_list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rlimi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 office:value-type="string" calcext:value-type="string">
            <text:p>SYS_ugetrlimit on ARM, sh, microblaze, i386, ppc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SYS_getrusag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s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sockname</text:p>
          </table:table-cell>
          <table:table-cell table:style-name="ce8"/>
          <table:table-cell table:style-name="ce19"/>
          <table:table-cell table:number-columns-repeated="2" table:style-name="ce19" office:value-type="string" calcext:value-type="string">
            <text:p>X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sockopt</text:p>
          </table:table-cell>
          <table:table-cell table:style-name="ce8"/>
          <table:table-cell table:style-name="ce19"/>
          <table:table-cell table:number-columns-repeated="2" table:style-name="ce19" office:value-type="string" calcext:value-type="string">
            <text:p>X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t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timeofday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u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uid32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init_modul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inotify_add_watch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inotify_ini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inotify_init1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inotify_rm_watch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io_cancel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ioctl</text:p>
          </table:table-cell>
          <table:table-cell table:style-name="ce11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io_destroy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io_getevents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ioperm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 office:value-type="string" calcext:value-type="string">
            <text:p>Not in ARM, sh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SYS_iop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 office:value-type="string" calcext:value-type="string">
            <text:p>Not in ARM, sh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SYS_ioprio_get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ioprio_set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io_setup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io_submit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ipc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 office:value-type="string" calcext:value-type="string">
            <text:p>Not in ARM, x86_64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SYS_kcmp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kexec_load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keyctl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kil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lchown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lchown32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lget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link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linkat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listen</text:p>
          </table:table-cell>
          <table:table-cell table:style-name="ce8"/>
          <table:table-cell table:style-name="ce19"/>
          <table:table-cell table:number-columns-repeated="2" table:style-name="ce19" office:value-type="string" calcext:value-type="string">
            <text:p>X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list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llist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_llseek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lookup_dcookie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lremove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lseek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lset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lstat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lstat64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madvis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mbind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memfd_create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mincor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mkdir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mkdirat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mknod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mknodat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mloc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mlockal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mmap 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 office:value-type="string" calcext:value-type="string">
            <text:p>Only needs fd for file mapping.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SYS_mmap2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 office:value-type="string" calcext:value-type="string">
            <text:p>Only needs fd for file mapping.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SYS_mount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move_pages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mprotec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mq_getset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mq_notify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mq_open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mq_timedreceiv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mq_timedsen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mq_unlin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mremap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msgct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msgge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msgrcv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msgsn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msync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munloc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munlockal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munmap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name_to_handle_at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nanosleep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_newselect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 office:value-type="string" calcext:value-type="string">
            <text:p>ppc, sh, arm, microblaze, i386 only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SYS_nfsservctl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nic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open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openat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open_by_handle_at</text:p>
          </table:table-cell>
          <table:table-cell table:style-name="ce8"/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paus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pciconfig_iobase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pciconfig_read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pciconfig_write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perf_event_open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personality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pipe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pipe2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pivot_root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poll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ppoll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prct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pread64</text:p>
          </table:table-cell>
          <table:table-cell table:style-name="ce8"/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preadv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prlimit64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process_vm_readv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process_vm_writev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pselect6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ptrac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pwrite64</text:p>
          </table:table-cell>
          <table:table-cell table:style-name="ce8"/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pwritev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quotact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read</text:p>
          </table:table-cell>
          <table:table-cell table:style-name="ce11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readahead</text:p>
          </table:table-cell>
          <table:table-cell table:style-name="ce8"/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readlink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readlinkat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readv</text:p>
          </table:table-cell>
          <table:table-cell table:style-name="ce11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reboo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recv</text:p>
          </table:table-cell>
          <table:table-cell table:style-name="ce8"/>
          <table:table-cell table:style-name="ce19"/>
          <table:table-cell table:number-columns-repeated="2" table:style-name="ce19" office:value-type="string" calcext:value-type="string">
            <text:p>X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recvfrom</text:p>
          </table:table-cell>
          <table:table-cell table:style-name="ce8"/>
          <table:table-cell table:style-name="ce19"/>
          <table:table-cell table:number-columns-repeated="2" table:style-name="ce19" office:value-type="string" calcext:value-type="string">
            <text:p>X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recvmmsg</text:p>
          </table:table-cell>
          <table:table-cell table:style-name="ce8"/>
          <table:table-cell table:number-columns-repeated="3" table:style-name="ce19" office:value-type="string" calcext:value-type="string">
            <text:p>X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recvmsg</text:p>
          </table:table-cell>
          <table:table-cell table:style-name="ce8"/>
          <table:table-cell table:style-name="ce19"/>
          <table:table-cell table:number-columns-repeated="2" table:style-name="ce19" office:value-type="string" calcext:value-type="string">
            <text:p>X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remap_file_pages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remove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rename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renameat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renameat2</text:p>
          </table:table-cell>
          <table:table-cell table:style-name="ce8"/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request_key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restart_syscall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rmdir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rt_sigaction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rt_sigpending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rt_sigprocmas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rt_sigqueueinfo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rt_sigreturn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rt_sigsuspen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rt_sigtimedwai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rt_tgsigqueueinfo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ched_getaffinity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ched_getattr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ched_getparam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ched_get_priority_max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ched_get_priority_min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ched_getschedule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ched_rr_get_interva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ched_setaffinity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ched_setattr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ched_setparam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ched_setschedule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ched_yiel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ccomp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mct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mge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mop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mtimedop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nd</text:p>
          </table:table-cell>
          <table:table-cell table:style-name="ce8"/>
          <table:table-cell table:style-name="ce19"/>
          <table:table-cell table:number-columns-repeated="2" table:style-name="ce19" office:value-type="string" calcext:value-type="string">
            <text:p>X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ndfile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ndfile64</text:p>
          </table:table-cell>
          <table:table-cell table:style-name="ce8"/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ndmmsg</text:p>
          </table:table-cell>
          <table:table-cell table:style-name="ce8"/>
          <table:table-cell table:number-columns-repeated="3" table:style-name="ce19" office:value-type="string" calcext:value-type="string">
            <text:p>X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ndmsg</text:p>
          </table:table-cell>
          <table:table-cell table:style-name="ce8"/>
          <table:table-cell table:style-name="ce19"/>
          <table:table-cell table:number-columns-repeated="2" table:style-name="ce19" office:value-type="string" calcext:value-type="string">
            <text:p>X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ndto</text:p>
          </table:table-cell>
          <table:table-cell table:style-name="ce8"/>
          <table:table-cell table:style-name="ce19"/>
          <table:table-cell table:number-columns-repeated="2" table:style-name="ce19" office:value-type="string" calcext:value-type="string">
            <text:p>X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tdomainnam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tfsgi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tfsgid32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tfsui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tfsuid32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tg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tgid32</text:p>
          </table:table-cell>
          <table:table-cell table:style-name="ce13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tgroups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tgroups32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thostnam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titime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t_mempolicy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tns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tpg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tpriority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treg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tregid32</text:p>
          </table:table-cell>
          <table:table-cell table:style-name="ce13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tresg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tresgid32</text:p>
          </table:table-cell>
          <table:table-cell table:style-name="ce13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tresu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tresuid32</text:p>
          </table:table-cell>
          <table:table-cell table:style-name="ce13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treu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treuid32</text:p>
          </table:table-cell>
          <table:table-cell table:style-name="ce13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trlimi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t_robust_lis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ts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t_thread_area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 office:value-type="string" calcext:value-type="string">
            <text:p>mips, microblaze, x86_64, i386 only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SYS_setsockopt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t_tid_address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ttimeofday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tu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tuid32</text:p>
          </table:table-cell>
          <table:table-cell table:style-name="ce13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t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hm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hmct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hmd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hmge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hutdown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igaction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igaltstac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ignalf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ignalfd4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igpending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igprocmask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igreturn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igsuspend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ocket</text:p>
          </table:table-cell>
          <table:table-cell table:style-name="ce8"/>
          <table:table-cell table:style-name="ce19"/>
          <table:table-cell table:number-columns-repeated="2" table:style-name="ce19" office:value-type="string" calcext:value-type="string">
            <text:p>X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ocketpair</text:p>
          </table:table-cell>
          <table:table-cell table:style-name="ce8"/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plic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tat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tat64</text:p>
          </table:table-cell>
          <table:table-cell table:style-name="ce8"/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tatfs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tatfs64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wapoff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wapon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ymlink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ymlinkat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ync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ync_file_range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 office:value-type="string" calcext:value-type="string">
            <text:p>Not in ARM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SYS_sync_file_range2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yncfs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_sysctl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ysfs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ysinfo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yslog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te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tgkill</text:p>
          </table:table-cell>
          <table:table-cell table:style-name="ce15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timer_creat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timer_delet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timerfd_creat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timerfd_gettim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timerfd_settim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timer_getoverrun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timer_gettim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timer_settim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times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tkill</text:p>
          </table:table-cell>
          <table:table-cell table:style-name="ce11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truncate</text:p>
          </table:table-cell>
          <table:table-cell table:style-name="ce8"/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truncate64</text:p>
          </table:table-cell>
          <table:table-cell table:style-name="ce8"/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ugetrlimit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umas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umount2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unam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unlink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unlink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unshar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uselib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ustat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utimens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utimes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vfork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vhangup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vmsplic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vserver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wait4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waiti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write</text:p>
          </table:table-cell>
          <table:table-cell table:style-name="ce11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writev</text:p>
          </table:table-cell>
          <table:table-cell table:style-name="ce11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 table:number-rows-repeated="10482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7">00/00/0000</text:date>, <text:time style:data-style-name="N2" text:time-value="07:46:47.1921421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$Build-2</meta:generator>
    <dc:date>2014-11-07T16:34:15.087415148</dc:date>
    <meta:editing-duration>PT10H46M49S</meta:editing-duration>
    <meta:editing-cycles>23</meta:editing-cycles>
    <meta:document-statistic meta:table-count="1" meta:cell-count="772" meta:object-count="0"/>
  </office:meta>
</office:document-meta>
</file>